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ff"/>
    </style:style>
    <style:style style:name="T2" style:family="text"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87326707358298550" text:style-name="L1">
        <text:list-item>
          <text:p text:style-name="P1">intro</text:p>
          <text:list>
            <text:list-item>
              <text:p text:style-name="P2">git est un...</text:p>
            </text:list-item>
            <text:list-item>
              <text:p text:style-name="P2">créateur de git...</text:p>
            </text:list-item>
            <text:list-item>
              <text:p text:style-name="P2">il a aussi créé...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2">problèmes sans versionnage (2 grossièrement)</text:p>
                </text:list-item>
                <text:list-item>
                  <text:p text:style-name="P2">versionnage : comment ça marche ? (vocabulaire etc)</text:p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3">ex autres logiciels importants (<text:span text:style-name="T1">2 centralisés</text:span> 2 distribués)</text:p>
                </text:list-item>
                <text:list-item>
                  <text:p text:style-name="P1">plusieurs modèles</text:p>
                  <text:list>
                    <text:list-item>
                      <text:p text:style-name="P2">2 modèles et leurs principes</text:p>
                    </text:list-item>
                    <text:list-item>
                      <text:p text:style-name="P2">git : quel modèle ?</text:p>
                    </text:list-item>
                    <text:list-item>
                      <text:p text:style-name="P2">avantages git du coup</text:p>
                    </text:list-item>
                  </text:list>
                </text:list-item>
              </text:list>
            </text:list-item>
            <text:list-item>
              <text:p text:style-name="P1">installer git</text:p>
              <text:list>
                <text:list-item>
                  <text:p text:style-name="P3">commande pour configurer git</text:p>
                </text:list-item>
                <text:list-item>
                  <text:p text:style-name="P2">commande pour obtenir des infos sur git</text:p>
                </text:list-item>
              </text:list>
            </text:list-item>
            <text:list-item>
              <text:p text:style-name="P1">premier commit</text:p>
              <text:list>
                <text:list-item>
                  <text:p text:style-name="P2">créer le futur répertoire a gérer avec git</text:p>
                </text:list-item>
                <text:list-item>
                  <text:p text:style-name="P2">indiquer a git qu'il faudra qu'il le gère</text:p>
                </text:list-item>
                <text:list-item>
                  <text:p text:style-name="P1"><text:span text:style-name="T2">créer un nouveau fichier</text:span> <text:span text:style-name="T1">et dire a git de le considérer dans les commit</text:span></text:p>
                </text:list-item>
                <text:list-item>
                  <text:p text:style-name="P2">perso : ne pas oublier de préciser de considérer les suppressions !!!</text:p>
                </text:list-item>
                <text:list-item>
                  <text:p text:style-name="P2">faire un commit et passer le message en une commande</text:p>
                </text:list-item>
              </text:list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1:18:10</meta:creation-date>
    <meta:generator>OpenOffice/4.0.0$Unix OpenOffice.org_project/400m3$Build-9702</meta:generator>
    <dc:date>2014-10-07T12:02:44</dc:date>
    <dc:creator>yjfjyf jjku</dc:creator>
    <meta:editing-duration>PT30M49S</meta:editing-duration>
    <meta:editing-cycles>18</meta:editing-cycles>
    <meta:document-statistic meta:table-count="0" meta:image-count="0" meta:object-count="0" meta:page-count="1" meta:paragraph-count="23" meta:word-count="153" meta:character-count="770"/>
  </office:meta>
</office:document-meta>
</file>